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99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1" style:family="table-cell" style:parent-style-name="Default" style:data-style-name="N0">
      <style:table-cell-properties fo:background-color="transparent"/>
    </style:style>
    <style:style style:name="ce3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5" table:formula="of:=([.Q3]+[.U3])/([.P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table-cell table:style-name="ce26" table:formula="of:=[.T3]/[.V3]*100" office:value-type="float" office:value="9.09090909090909" calcext:value-type="float">
            <text:p>9</text:p>
          </table:table-cell>
          <table:table-cell table:style-name="ce7"/>
          <table:table-cell table:style-name="ce29"/>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5" table:formula="of:=([.Q4]+[.U4])/([.P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U4]+[.Q4])*100" office:value-type="float" office:value="0.369028965777059" calcext:value-type="float">
            <text:p>0,37</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5" table:formula="of:=([.Q5]+[.U5])/([.P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9" table:formula="of:=[.AB5]/([.U5]+[.Q5])*100" office:value-type="float" office:value="0.349286108217415" calcext:value-type="float">
            <text:p>0,35</text:p>
          </table:table-cell>
          <table:table-cell table:number-columns-repeated="995"/>
        </table:table-row>
        <table:table-row table:style-name="ro3">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5" table:formula="of:=([.Q7]+[.U7])/([.P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U7]+[.Q7])*100" office:value-type="float" office:value="1.2697554154244" calcext:value-type="float">
            <text:p>1,27</text:p>
          </table:table-cell>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U9])/([.P9]+[.T9])" office:value-type="float" office:value="12.7184901676125" calcext:value-type="float">
            <text:p>12,72</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5" table:formula="of:=([.Q10]+[.U10])/([.P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table-cell table:style-name="ce26" table:formula="of:=[.T10]/[.V10]*100" office:value-type="float" office:value="13.2743362831858" calcext:value-type="float">
            <text:p>13</text:p>
          </table:table-cell>
          <table:table-cell table:style-name="ce7"/>
          <table:table-cell table:style-name="ce25"/>
          <table:table-cell table:number-columns-repeated="995"/>
        </table:table-row>
        <table:table-row table:style-name="ro3">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5" table:formula="of:=([.Q11]+[.U11])/([.P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U11]+[.Q11])*100" office:value-type="float" office:value="1.07556536127965" calcext:value-type="float">
            <text:p>1,0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5" table:formula="of:=([.Q12]+[.U12])/([.P12]+[.T12])" office:value-type="float" office:value="14.8363210044626" calcext:value-type="float">
            <text:p>14,84</text:p>
          </table:table-cell>
          <table:table-cell table:style-name="ce26" table:formula="of:=[.P12]/[.V12]*100" office:value-type="float" office:value="96.9896376976023" calcext:value-type="float">
            <text:p>97</text:p>
          </table:table-cell>
          <table:table-cell table:style-name="ce26"/>
          <table:table-cell table:style-name="ce26" table:formula="of:=[.T12]/[.V12]*100" office:value-type="float" office:value="3.0103623023977" calcext:value-type="float">
            <text:p>3</text:p>
          </table:table-cell>
          <table:table-cell table:style-name="ce6" office:value-type="float" office:value="747" calcext:value-type="float">
            <text:p>747</text:p>
          </table:table-cell>
          <table:table-cell table:style-name="ce25" table:formula="of:=[.AB12]/([.U12]+[.Q12])*100" office:value-type="float" office:value="0.380829055166683" calcext:value-type="float">
            <text:p>0,38</text:p>
          </table:table-cell>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5" table:formula="of:=([.Q13]+[.U13])/([.P13]+[.T13])" office:value-type="float" office:value="28.8171900826446" calcext:value-type="float">
            <text:p>28,82</text:p>
          </table:table-cell>
          <table:table-cell table:style-name="ce26" table:formula="of:=[.P13]/[.V13]*100" office:value-type="float" office:value="98.895867768595" calcext:value-type="float">
            <text:p>99</text:p>
          </table:table-cell>
          <table:table-cell table:style-name="ce26"/>
          <table:table-cell table:style-name="ce26" table:formula="of:=[.T13]/[.V13]*100" office:value-type="float" office:value="1.10413223140496"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5" table:formula="of:=([.Q14]+[.U14])/([.P14]+[.T14])" office:value-type="float" office:value="29.7049718574109" calcext:value-type="float">
            <text:p>29,70</text:p>
          </table:table-cell>
          <table:table-cell table:style-name="ce26" table:formula="of:=[.P14]/[.V14]*100" office:value-type="float" office:value="88.448137228625" calcext:value-type="float">
            <text:p>88</text:p>
          </table:table-cell>
          <table:table-cell table:style-name="ce26"/>
          <table:table-cell table:style-name="ce26" table:formula="of:=[.T14]/[.V14]*100" office:value-type="float" office:value="11.551862771375" calcext:value-type="float">
            <text:p>12</text:p>
          </table:table-cell>
          <table:table-cell table:style-name="ce6" office:value-type="float" office:value="0" calcext:value-type="float">
            <text:p>0</text:p>
          </table:table-cell>
          <table:table-cell table:style-name="ce25" table:formula="of:=[.AB14]/([.U14]+[.Q14])*100" office:value-type="float" office:value="0" calcext:value-type="float">
            <text:p>0,00</text:p>
          </table:table-cell>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5" table:formula="of:=([.Q15]+[.U15])/([.P15]+[.T15])" office:value-type="float" office:value="5.91821310596496" calcext:value-type="float">
            <text:p>5,92</text:p>
          </table:table-cell>
          <table:table-cell table:style-name="ce26" table:formula="of:=[.P15]/[.V15]*100" office:value-type="float" office:value="100" calcext:value-type="float">
            <text:p>100</text:p>
          </table:table-cell>
          <table:table-cell table:style-name="ce26"/>
          <table:table-cell table:style-name="ce26" table:formula="of:=[.T15]/[.V15]*100" office:value-type="float" office:value="0" calcext:value-type="float">
            <text:p>0</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5" table:formula="of:=([.Q16]+[.U16])/([.P16]+[.T16])" office:value-type="float" office:value="5.93848769233438" calcext:value-type="float">
            <text:p>5,94</text:p>
          </table:table-cell>
          <table:table-cell table:style-name="ce26" table:formula="of:=[.P16]/[.V16]*100" office:value-type="float" office:value="98.8030600031225" calcext:value-type="float">
            <text:p>99</text:p>
          </table:table-cell>
          <table:table-cell table:style-name="ce26"/>
          <table:table-cell table:style-name="ce26" table:formula="of:=[.T16]/[.V16]*100" office:value-type="float" office:value="1.19693999687755"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5" table:formula="of:=([.Q17]+[.U17])/([.P17]+[.T17])" office:value-type="float" office:value="27.4004742293773" calcext:value-type="float">
            <text:p>27,40</text:p>
          </table:table-cell>
          <table:table-cell table:style-name="ce26" table:formula="of:=[.P17]/[.V17]*100" office:value-type="float" office:value="92.6702441865302" calcext:value-type="float">
            <text:p>93</text:p>
          </table:table-cell>
          <table:table-cell table:style-name="ce26"/>
          <table:table-cell table:style-name="ce26" table:formula="of:=[.T17]/[.V17]*100" office:value-type="float" office:value="7.32975581346978" calcext:value-type="float">
            <text:p>7</text:p>
          </table:table-cell>
          <table:table-cell table:style-name="ce6"/>
          <table:table-cell table:style-name="ce25"/>
          <table:table-cell table:number-columns-repeated="995"/>
        </table:table-row>
        <table:table-row table:style-name="ro3">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number-columns-repeated="4"/>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3362" calcext:value-type="float">
            <text:p>3362</text:p>
          </table:table-cell>
          <table:table-cell table:style-name="ce6" office:value-type="float" office:value="75236" calcext:value-type="float">
            <text:p>75236</text:p>
          </table:table-cell>
          <table:table-cell table:number-columns-repeated="2" table:style-name="ce6" office:value-type="float" office:value="0" calcext:value-type="float">
            <text:p>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0]+[.R20]+[.T20]" office:value-type="float" office:value="3736" calcext:value-type="float">
            <text:p>3736</text:p>
          </table:table-cell>
          <table:table-cell table:style-name="ce6" table:formula="of:=[.Q20]+[.S20]+[.U20]" office:value-type="float" office:value="83640" calcext:value-type="float">
            <text:p>83640</text:p>
          </table:table-cell>
          <table:table-cell table:style-name="ce25" table:formula="of:=([.Q20]+[.S20]+[.U20])/([.P20]+[.R20]+[.T20])" office:value-type="float" office:value="22.3875802997859" calcext:value-type="float">
            <text:p>22,39</text:p>
          </table:table-cell>
          <table:table-cell table:style-name="ce26" table:formula="of:=[.P20]/[.$V20]*100" office:value-type="float" office:value="89.9892933618844" calcext:value-type="float">
            <text:p>90</text:p>
          </table:table-cell>
          <table:table-cell table:style-name="ce26" table:formula="of:=[.R20]/[.$V20]*100" office:value-type="float" office:value="0" calcext:value-type="float">
            <text:p>0</text:p>
          </table:table-cell>
          <table:table-cell table:style-name="ce26" table:formula="of:=[.T20]/[.$V20]*100" office:value-type="float" office:value="10.0107066381156" calcext:value-type="float">
            <text:p>10</text:p>
          </table:table-cell>
          <table:table-cell table:style-name="ce6" office:value-type="float" office:value="461" calcext:value-type="float">
            <text:p>461</text:p>
          </table:table-cell>
          <table:table-cell table:style-name="ce25" table:formula="of:=[.AB20]/[.W20]*100" office:value-type="float" office:value="0.55117168818747" calcext:value-type="float">
            <text:p>0,55</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1]+[.T21]" office:value-type="float" office:value="73068" calcext:value-type="float">
            <text:p>73068</text:p>
          </table:table-cell>
          <table:table-cell table:style-name="ce6" table:formula="of:=[.Q21]+[.U21]" office:value-type="float" office:value="1255261" calcext:value-type="float">
            <text:p>1255261</text:p>
          </table:table-cell>
          <table:table-cell table:style-name="ce25" table:formula="of:=([.Q21]+[.U21])/([.P21]+[.T21])" office:value-type="float" office:value="17.1793534789511" calcext:value-type="float">
            <text:p>17,18</text:p>
          </table:table-cell>
          <table:table-cell table:style-name="ce26" table:formula="of:=[.P21]/[.V21]*100" office:value-type="float" office:value="99.5004653199759" calcext:value-type="float">
            <text:p>100</text:p>
          </table:table-cell>
          <table:table-cell table:style-name="ce26"/>
          <table:table-cell table:style-name="ce26" table:formula="of:=[.T21]/[.V21]*100" office:value-type="float" office:value="0.499534680024087" calcext:value-type="float">
            <text:p>0</text:p>
          </table:table-cell>
          <table:table-cell table:style-name="ce6"/>
          <table:table-cell table:style-name="ce25"/>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2]+[.T22]" office:value-type="float" office:value="25650" calcext:value-type="float">
            <text:p>25650</text:p>
          </table:table-cell>
          <table:table-cell table:style-name="ce6" table:formula="of:=[.Q22]+[.U22]" office:value-type="float" office:value="437020" calcext:value-type="float">
            <text:p>437020</text:p>
          </table:table-cell>
          <table:table-cell table:style-name="ce25" table:formula="of:=([.Q22]+[.U22])/([.P22]+[.T22])" office:value-type="float" office:value="17.0378167641326" calcext:value-type="float">
            <text:p>17,04</text:p>
          </table:table-cell>
          <table:table-cell table:style-name="ce26" table:formula="of:=[.P22]/[.V22]*100" office:value-type="float" office:value="98.8849902534113" calcext:value-type="float">
            <text:p>99</text:p>
          </table:table-cell>
          <table:table-cell table:style-name="ce26"/>
          <table:table-cell table:style-name="ce26" table:formula="of:=[.T22]/[.V22]*100" office:value-type="float" office:value="1.11500974658869" calcext:value-type="float">
            <text:p>1</text:p>
          </table:table-cell>
          <table:table-cell table:style-name="ce6" office:value-type="float" office:value="8351" calcext:value-type="float">
            <text:p>8351</text:p>
          </table:table-cell>
          <table:table-cell table:style-name="ce25" table:formula="of:=[.AB22]/([.U22]+[.Q22])*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3]+[.T23]" office:value-type="float" office:value="42940" calcext:value-type="float">
            <text:p>42940</text:p>
          </table:table-cell>
          <table:table-cell table:style-name="ce6" table:formula="of:=[.Q23]+[.U23]" office:value-type="float" office:value="722892" calcext:value-type="float">
            <text:p>722892</text:p>
          </table:table-cell>
          <table:table-cell table:style-name="ce25" table:formula="of:=([.Q23]+[.U23])/([.P23]+[.T23])" office:value-type="float" office:value="16.8349324639031" calcext:value-type="float">
            <text:p>16,83</text:p>
          </table:table-cell>
          <table:table-cell table:style-name="ce26" table:formula="of:=[.P23]/[.V23]*100" office:value-type="float" office:value="90.1886353050768" calcext:value-type="float">
            <text:p>90</text:p>
          </table:table-cell>
          <table:table-cell table:style-name="ce26"/>
          <table:table-cell table:style-name="ce26" table:formula="of:=[.T23]/[.V23]*100" office:value-type="float" office:value="9.81136469492315" calcext:value-type="float">
            <text:p>10</text:p>
          </table:table-cell>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2" office:value-type="string" calcext:value-type="string">
            <text:p>official etest</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22" table:number-columns-repeated="2"/>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5]+[.T25]" office:value-type="float" office:value="87913" calcext:value-type="float">
            <text:p>87913</text:p>
          </table:table-cell>
          <table:table-cell table:style-name="ce6" table:formula="of:=[.Q25]+[.U25]" office:value-type="float" office:value="1503738" calcext:value-type="float">
            <text:p>1503738</text:p>
          </table:table-cell>
          <table:table-cell table:style-name="ce25" table:formula="of:=([.Q25]+[.U25])/([.P25]+[.T25])" office:value-type="float" office:value="17.1048422872613" calcext:value-type="float">
            <text:p>17,10</text:p>
          </table:table-cell>
          <table:table-cell table:style-name="ce26" table:formula="of:=[.P25]/[.V25]*100" office:value-type="float" office:value="88.4567697610137" calcext:value-type="float">
            <text:p>88</text:p>
          </table:table-cell>
          <table:table-cell table:style-name="ce26"/>
          <table:table-cell table:style-name="ce26" table:formula="of:=[.T25]/[.V25]*100" office:value-type="float" office:value="11.5432302389863" calcext:value-type="float">
            <text:p>12</text:p>
          </table:table-cell>
          <table:table-cell table:style-name="ce6" office:value-type="float" office:value="28488" calcext:value-type="float">
            <text:p>28488</text:p>
          </table:table-cell>
          <table:table-cell table:style-name="ce25" table:formula="of:=[.AB25]/([.U25]+[.Q25])*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8]+[.T28]" office:value-type="float" office:value="5512" calcext:value-type="float">
            <text:p>5512</text:p>
          </table:table-cell>
          <table:table-cell table:style-name="ce6" table:formula="of:=[.Q28]+[.U28]" office:value-type="float" office:value="100238" calcext:value-type="float">
            <text:p>100238</text:p>
          </table:table-cell>
          <table:table-cell table:style-name="ce25" table:formula="of:=([.Q28]+[.U28])/([.P28]+[.T28])" office:value-type="float" office:value="18.1854136429608" calcext:value-type="float">
            <text:p>18,19</text:p>
          </table:table-cell>
          <table:table-cell table:style-name="ce26" table:formula="of:=[.P28]/[.V28]*100" office:value-type="float" office:value="94.1582002902758" calcext:value-type="float">
            <text:p>94</text:p>
          </table:table-cell>
          <table:table-cell table:style-name="ce26"/>
          <table:table-cell table:style-name="ce26" table:formula="of:=[.T28]/[.V28]*100" office:value-type="float" office:value="5.84179970972424" calcext:value-type="float">
            <text:p>6</text:p>
          </table:table-cell>
          <table:table-cell table:style-name="ce6" office:value-type="float" office:value="988" calcext:value-type="float">
            <text:p>988</text:p>
          </table:table-cell>
          <table:table-cell table:style-name="ce25" table:formula="of:=[.AB28]/([.U28]+[.Q28])*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0]+[.T30]" office:value-type="float" office:value="13735" calcext:value-type="float">
            <text:p>13735</text:p>
          </table:table-cell>
          <table:table-cell table:style-name="ce6" table:formula="of:=[.Q30]+[.U30]" office:value-type="float" office:value="200654" calcext:value-type="float">
            <text:p>200654</text:p>
          </table:table-cell>
          <table:table-cell table:style-name="ce25" table:formula="of:=([.Q30]+[.U30])/([.P30]+[.T30])" office:value-type="float" office:value="14.6089552238806" calcext:value-type="float">
            <text:p>14,61</text:p>
          </table:table-cell>
          <table:table-cell table:style-name="ce26" table:formula="of:=[.P30]/[.V30]*100" office:value-type="float" office:value="97.1896614488533" calcext:value-type="float">
            <text:p>97</text:p>
          </table:table-cell>
          <table:table-cell table:style-name="ce26"/>
          <table:table-cell table:style-name="ce26" table:formula="of:=[.T30]/[.V30]*100" office:value-type="float" office:value="2.81033855114671" calcext:value-type="float">
            <text:p>3</text:p>
          </table:table-cell>
          <table:table-cell table:style-name="ce7" office:value-type="float" office:value="10858" calcext:value-type="float">
            <text:p>10858</text:p>
          </table:table-cell>
          <table:table-cell table:style-name="ce25" table:formula="of:=[.AB30]/([.U30]+[.Q30])*100" office:value-type="float" office:value="5.41130503254358" calcext:value-type="float">
            <text:p>5,41</text:p>
          </table:table-cell>
          <table:table-cell table:number-columns-repeated="995"/>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9"/>
          <table:table-cell table:style-name="ce6" office:value-type="float" office:value="1000000" calcext:value-type="float">
            <text:p>1000000</text:p>
          </table:table-cell>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2]+[.T32]" office:value-type="float" office:value="18791" calcext:value-type="float">
            <text:p>18791</text:p>
          </table:table-cell>
          <table:table-cell table:style-name="ce6" table:formula="of:=[.Q32]+[.U32]" office:value-type="float" office:value="451576" calcext:value-type="float">
            <text:p>451576</text:p>
          </table:table-cell>
          <table:table-cell table:style-name="ce25" table:formula="of:=([.Q32]+[.U32])/([.P32]+[.T32])" office:value-type="float" office:value="24.0315044436166" calcext:value-type="float">
            <text:p>24,03</text:p>
          </table:table-cell>
          <table:table-cell table:style-name="ce26" table:formula="of:=[.P32]/[.V32]*100" office:value-type="float" office:value="98.8611569368315" calcext:value-type="float">
            <text:p>99</text:p>
          </table:table-cell>
          <table:table-cell table:style-name="ce26"/>
          <table:table-cell table:style-name="ce26" table:formula="of:=[.T32]/[.V32]*100" office:value-type="float" office:value="1.13884306316854" calcext:value-type="float">
            <text:p>1</text:p>
          </table:table-cell>
          <table:table-cell table:style-name="ce6" office:value-type="float" office:value="1493" calcext:value-type="float">
            <text:p>1493</text:p>
          </table:table-cell>
          <table:table-cell table:style-name="ce25" table:formula="of:=[.AB32]/([.U32]+[.Q32])*100" office:value-type="float" office:value="0.330619873509664" calcext:value-type="float">
            <text:p>0,33</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3]+[.T33]" office:value-type="float" office:value="40613" calcext:value-type="float">
            <text:p>40613</text:p>
          </table:table-cell>
          <table:table-cell table:style-name="ce6" table:formula="of:=[.Q33]+[.U33]" office:value-type="float" office:value="991535" calcext:value-type="float">
            <text:p>991535</text:p>
          </table:table-cell>
          <table:table-cell table:style-name="ce25" table:formula="of:=([.Q33]+[.U33])/([.P33]+[.T33])" office:value-type="float" office:value="24.4142269716593" calcext:value-type="float">
            <text:p>24,41</text:p>
          </table:table-cell>
          <table:table-cell table:style-name="ce26" table:formula="of:=[.P33]/[.V33]*100" office:value-type="float" office:value="96.7153374535247" calcext:value-type="float">
            <text:p>97</text:p>
          </table:table-cell>
          <table:table-cell table:style-name="ce26"/>
          <table:table-cell table:style-name="ce26" table:formula="of:=[.T33]/[.V33]*100" office:value-type="float" office:value="3.28466254647527" calcext:value-type="float">
            <text:p>3</text:p>
          </table:table-cell>
          <table:table-cell table:style-name="ce6" office:value-type="float" office:value="3819" calcext:value-type="float">
            <text:p>3819</text:p>
          </table:table-cell>
          <table:table-cell table:style-name="ce25" table:formula="of:=[.AB33]/([.U33]+[.Q33])*100" office:value-type="float" office:value="0.385160382639039" calcext:value-type="float">
            <text:p>0,39</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7]+[.T37]" office:value-type="float" office:value="1315" calcext:value-type="float">
            <text:p>1315</text:p>
          </table:table-cell>
          <table:table-cell table:style-name="ce6" table:formula="of:=[.Q37]+[.U37]" office:value-type="float" office:value="9491" calcext:value-type="float">
            <text:p>9491</text:p>
          </table:table-cell>
          <table:table-cell table:style-name="ce25" table:formula="of:=([.Q37]+[.U37])/([.P37]+[.T37])" office:value-type="float" office:value="7.21749049429658" calcext:value-type="float">
            <text:p>7,22</text:p>
          </table:table-cell>
          <table:table-cell table:style-name="ce26" table:formula="of:=[.P37]/[.V37]*100" office:value-type="float" office:value="90.0380228136882" calcext:value-type="float">
            <text:p>90</text:p>
          </table:table-cell>
          <table:table-cell table:style-name="ce26"/>
          <table:table-cell table:style-name="ce26" table:formula="of:=[.T37]/[.V37]*100" office:value-type="float" office:value="9.96197718631179" calcext:value-type="float">
            <text:p>10</text:p>
          </table:table-cell>
          <table:table-cell table:style-name="ce7" office:value-type="float" office:value="7" calcext:value-type="float">
            <text:p>7</text:p>
          </table:table-cell>
          <table:table-cell table:style-name="ce25" table:formula="of:=[.AB37]/([.U37]+[.Q37])*100" office:value-type="float" office:value="0.0737540828152987" calcext:value-type="float">
            <text:p>0,07</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38]+[.T38]" office:value-type="float" office:value="4307" calcext:value-type="float">
            <text:p>4307</text:p>
          </table:table-cell>
          <table:table-cell table:style-name="ce6" table:formula="of:=[.Q38]+[.U38]" office:value-type="float" office:value="58576" calcext:value-type="float">
            <text:p>58576</text:p>
          </table:table-cell>
          <table:table-cell table:style-name="ce25" table:formula="of:=([.Q38]+[.U38])/([.P38]+[.T38])" office:value-type="float" office:value="13.6001857441375" calcext:value-type="float">
            <text:p>13,60</text:p>
          </table:table-cell>
          <table:table-cell table:style-name="ce26" table:formula="of:=[.P38]/[.V38]*100" office:value-type="float" office:value="90.0162526120269" calcext:value-type="float">
            <text:p>90</text:p>
          </table:table-cell>
          <table:table-cell table:style-name="ce26"/>
          <table:table-cell table:style-name="ce26" table:formula="of:=[.T38]/[.V38]*100" office:value-type="float" office:value="9.98374738797307" calcext:value-type="float">
            <text:p>10</text:p>
          </table:table-cell>
          <table:table-cell table:style-name="ce7" office:value-type="float" office:value="299" calcext:value-type="float">
            <text:p>299</text:p>
          </table:table-cell>
          <table:table-cell table:style-name="ce25" table:formula="of:=[.AB38]/([.U38]+[.Q38])*100" office:value-type="float" office:value="0.510447965036875" calcext:value-type="float">
            <text:p>0,51</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1]+[.R41]+[.T41]" office:value-type="float" office:value="3099" calcext:value-type="float">
            <text:p>3099</text:p>
          </table:table-cell>
          <table:table-cell table:style-name="ce6" table:formula="of:=[.Q41]+[.S41]+[.U41]" office:value-type="float" office:value="67038" calcext:value-type="float">
            <text:p>67038</text:p>
          </table:table-cell>
          <table:table-cell table:style-name="ce25" table:formula="of:=([.Q41]+[.U41])/([.P41]+[.T41])" office:value-type="float" office:value="21.6321393998064" calcext:value-type="float">
            <text:p>21,63</text:p>
          </table:table-cell>
          <table:table-cell table:style-name="ce26" table:formula="of:=[.P41]/[.V41]*100" office:value-type="float" office:value="100" calcext:value-type="float">
            <text:p>100</text:p>
          </table:table-cell>
          <table:table-cell table:style-name="ce26" table:formula="of:=[.R41]/[.V41]*100" office:value-type="float" office:value="0" calcext:value-type="float">
            <text:p>0</text:p>
          </table:table-cell>
          <table:table-cell table:style-name="ce26" table:formula="of:=[.T41]/[.V41]*100" office:value-type="float" office:value="0" calcext:value-type="float">
            <text:p>0</text:p>
          </table:table-cell>
          <table:table-cell table:style-name="ce7"/>
          <table:table-cell table:style-name="ce25"/>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3]+[.R43]+[.T43]" office:value-type="float" office:value="15994" calcext:value-type="float">
            <text:p>15994</text:p>
          </table:table-cell>
          <table:table-cell table:style-name="ce6" table:formula="of:=[.Q43]+[.S43]+[.U43]" office:value-type="float" office:value="481933" calcext:value-type="float">
            <text:p>481933</text:p>
          </table:table-cell>
          <table:table-cell table:style-name="ce25" table:formula="of:=([.Q43]+[.U43])/([.P43]+[.T43])" office:value-type="float" office:value="30.0232400569144" calcext:value-type="float">
            <text:p>30,02</text:p>
          </table:table-cell>
          <table:table-cell table:style-name="ce26" table:formula="of:=[.P43]/[.V43]*100" office:value-type="float" office:value="92.2783543828936" calcext:value-type="float">
            <text:p>92</text:p>
          </table:table-cell>
          <table:table-cell table:style-name="ce26" table:formula="of:=[.R43]/[.V43]*100" office:value-type="float" office:value="7.72164561710642" calcext:value-type="float">
            <text:p>8</text:p>
          </table:table-cell>
          <table:table-cell table:style-name="ce26" table:formula="of:=[.T43]/[.V43]*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46]+[.T46]" office:value-type="float" office:value="39573" calcext:value-type="float">
            <text:p>39573</text:p>
          </table:table-cell>
          <table:table-cell table:style-name="ce6" table:formula="of:=[.Q46]+[.U46]" office:value-type="float" office:value="705304" calcext:value-type="float">
            <text:p>705304</text:p>
          </table:table-cell>
          <table:table-cell table:style-name="ce25" table:formula="of:=([.Q46]+[.U46])/([.P46]+[.T46])" office:value-type="float" office:value="17.8228590200389" calcext:value-type="float">
            <text:p>17,82</text:p>
          </table:table-cell>
          <table:table-cell table:style-name="ce26" table:formula="of:=[.P46]/[.V46]*100" office:value-type="float" office:value="99.0978697596846" calcext:value-type="float">
            <text:p>99</text:p>
          </table:table-cell>
          <table:table-cell table:style-name="ce26"/>
          <table:table-cell table:style-name="ce26" table:formula="of:=[.T46]/[.V46]*100" office:value-type="float" office:value="0.902130240315366" calcext:value-type="float">
            <text:p>1</text:p>
          </table:table-cell>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47]+[.T47]" office:value-type="float" office:value="38020" calcext:value-type="float">
            <text:p>38020</text:p>
          </table:table-cell>
          <table:table-cell table:style-name="ce6" table:formula="of:=[.Q47]+[.U47]" office:value-type="float" office:value="680710" calcext:value-type="float">
            <text:p>680710</text:p>
          </table:table-cell>
          <table:table-cell table:style-name="ce25" table:formula="of:=([.Q47]+[.U47])/([.P47]+[.T47])" office:value-type="float" office:value="17.9039978958443" calcext:value-type="float">
            <text:p>17,90</text:p>
          </table:table-cell>
          <table:table-cell table:style-name="ce26" table:formula="of:=[.P47]/[.V47]*100" office:value-type="float" office:value="94.7396107311941" calcext:value-type="float">
            <text:p>95</text:p>
          </table:table-cell>
          <table:table-cell table:style-name="ce26"/>
          <table:table-cell table:style-name="ce26" table:formula="of:=[.T47]/[.V47]*100" office:value-type="float" office:value="5.26038926880589" calcext:value-type="float">
            <text:p>5</text:p>
          </table:table-cell>
          <table:table-cell table:style-name="ce6" office:value-type="float" office:value="15875" calcext:value-type="float">
            <text:p>15875</text:p>
          </table:table-cell>
          <table:table-cell table:style-name="ce25" table:formula="of:=[.AB47]/([.U47]+[.Q47])*100" office:value-type="float" office:value="2.33212381190228" calcext:value-type="float">
            <text:p>2,33</text:p>
          </table:table-cell>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49]+[.R49]+[.T49]" office:value-type="float" office:value="45472" calcext:value-type="float">
            <text:p>45472</text:p>
          </table:table-cell>
          <table:table-cell table:style-name="ce6" table:formula="of:=[.Q49]+[.S49]+[.U49]" office:value-type="float" office:value="796234" calcext:value-type="float">
            <text:p>796234</text:p>
          </table:table-cell>
          <table:table-cell table:style-name="ce25" table:formula="of:=([.Q49]+[.U49])/([.P49]+[.T49])" office:value-type="float" office:value="17.7784641233445" calcext:value-type="float">
            <text:p>17,78</text:p>
          </table:table-cell>
          <table:table-cell table:style-name="ce26" table:formula="of:=[.P49]/[.V49]*100" office:value-type="float" office:value="89.0042223786066" calcext:value-type="float">
            <text:p>89</text:p>
          </table:table-cell>
          <table:table-cell table:style-name="ce26" table:formula="of:=[.R49]/[.V49]*100" office:value-type="float" office:value="10.9957776213934" calcext:value-type="float">
            <text:p>11</text:p>
          </table:table-cell>
          <table:table-cell table:style-name="ce26" table:formula="of:=[.T49]/[.V49]*100" office:value-type="float" office:value="0" calcext:value-type="float">
            <text:p>0</text:p>
          </table:table-cell>
          <table:table-cell table:style-name="ce7"/>
          <table:table-cell table:style-name="ce25"/>
          <table:table-cell table:number-columns-repeated="995"/>
        </table:table-row>
        <table:table-row table:style-name="ro4">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0]+[.R50]+[.T50]" office:value-type="float" office:value="85358" calcext:value-type="float">
            <text:p>85358</text:p>
          </table:table-cell>
          <table:table-cell table:style-name="ce6" table:formula="of:=[.Q50]+[.S50]+[.U50]" office:value-type="float" office:value="1569916" calcext:value-type="float">
            <text:p>1569916</text:p>
          </table:table-cell>
          <table:table-cell table:style-name="ce25" table:formula="of:=([.Q50]+[.U50])/([.P50]+[.T50])" office:value-type="float" office:value="18.3921366480002" calcext:value-type="float">
            <text:p>18,39</text:p>
          </table:table-cell>
          <table:table-cell table:style-name="ce26" table:formula="of:=[.P50]/[.V50]*100" office:value-type="float" office:value="100" calcext:value-type="float">
            <text:p>100</text:p>
          </table:table-cell>
          <table:table-cell table:style-name="ce26" table:formula="of:=[.R50]/[.V50]*100" office:value-type="float" office:value="0" calcext:value-type="float">
            <text:p>0</text:p>
          </table:table-cell>
          <table:table-cell table:style-name="ce26" table:formula="of:=[.T50]/[.V50]*100" office:value-type="float" office:value="0" calcext:value-type="float">
            <text:p>0</text:p>
          </table:table-cell>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4]+[.T54]" office:value-type="float" office:value="2902" calcext:value-type="float">
            <text:p>2902</text:p>
          </table:table-cell>
          <table:table-cell table:style-name="ce6" table:formula="of:=[.Q54]+[.U54]" office:value-type="float" office:value="70223" calcext:value-type="float">
            <text:p>70223</text:p>
          </table:table-cell>
          <table:table-cell table:style-name="ce25" table:formula="of:=([.Q54]+[.U54])/([.P54]+[.T54])" office:value-type="float" office:value="24.1981392143349" calcext:value-type="float">
            <text:p>24,20</text:p>
          </table:table-cell>
          <table:table-cell table:style-name="ce26" table:formula="of:=[.P54]/[.V54]*100" office:value-type="float" office:value="93.2115782219159" calcext:value-type="float">
            <text:p>93</text:p>
          </table:table-cell>
          <table:table-cell table:style-name="ce26"/>
          <table:table-cell table:style-name="ce26" table:formula="of:=[.T54]/[.V54]*100" office:value-type="float" office:value="6.78842177808408" calcext:value-type="float">
            <text:p>7</text:p>
          </table:table-cell>
          <table:table-cell table:style-name="ce6" office:value-type="float" office:value="823" calcext:value-type="float">
            <text:p>823</text:p>
          </table:table-cell>
          <table:table-cell table:style-name="ce25" table:formula="of:=[.AB54]/([.U54]+[.Q54])*100" office:value-type="float" office:value="1.17198069008729" calcext:value-type="float">
            <text:p>1,17</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55]+[.T55]" office:value-type="float" office:value="21160" calcext:value-type="float">
            <text:p>21160</text:p>
          </table:table-cell>
          <table:table-cell table:style-name="ce6" table:formula="of:=[.Q55]+[.U55]" office:value-type="float" office:value="308882" calcext:value-type="float">
            <text:p>308882</text:p>
          </table:table-cell>
          <table:table-cell table:style-name="ce25" table:formula="of:=([.Q55]+[.U55])/([.P55]+[.T55])" office:value-type="float" office:value="14.5974480151229" calcext:value-type="float">
            <text:p>14,60</text:p>
          </table:table-cell>
          <table:table-cell table:style-name="ce26" table:formula="of:=[.P55]/[.V55]*100" office:value-type="float" office:value="97.5047258979206" calcext:value-type="float">
            <text:p>98</text:p>
          </table:table-cell>
          <table:table-cell table:style-name="ce26"/>
          <table:table-cell table:style-name="ce26" table:formula="of:=[.T55]/[.V55]*100" office:value-type="float" office:value="2.49527410207939" calcext:value-type="float">
            <text:p>2</text:p>
          </table:table-cell>
          <table:table-cell table:style-name="ce7" office:value-type="float" office:value="60469" calcext:value-type="float">
            <text:p>60469</text:p>
          </table:table-cell>
          <table:table-cell table:style-name="ce25" table:formula="of:=[.AB55]/([.U55]+[.Q55])*100" office:value-type="float" office:value="19.5767315673947" calcext:value-type="float">
            <text:p>19,58</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57]+[.R57]+[.T57]" office:value-type="float" office:value="5500" calcext:value-type="float">
            <text:p>5500</text:p>
          </table:table-cell>
          <table:table-cell table:style-name="ce6" table:formula="of:=[.Q57]+[.S57]+[.U57]" office:value-type="float" office:value="139347" calcext:value-type="float">
            <text:p>139347</text:p>
          </table:table-cell>
          <table:table-cell table:style-name="ce25" table:formula="of:=([.Q57]+[.U57])/([.P57]+[.T57])" office:value-type="float" office:value="25.6092" calcext:value-type="float">
            <text:p>25,61</text:p>
          </table:table-cell>
          <table:table-cell table:style-name="ce26" table:formula="of:=[.P57]/[.V57]*100" office:value-type="float" office:value="90.9090909090909" calcext:value-type="float">
            <text:p>91</text:p>
          </table:table-cell>
          <table:table-cell table:style-name="ce26" table:formula="of:=[.R57]/[.V57]*100" office:value-type="float" office:value="9.09090909090909" calcext:value-type="float">
            <text:p>9</text:p>
          </table:table-cell>
          <table:table-cell table:style-name="ce26" table:formula="of:=[.T57]/[.V57]*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58]+[.T58]" office:value-type="float" office:value="1651" calcext:value-type="float">
            <text:p>1651</text:p>
          </table:table-cell>
          <table:table-cell table:style-name="ce6" table:formula="of:=[.Q58]+[.U58]" office:value-type="float" office:value="15029" calcext:value-type="float">
            <text:p>15029</text:p>
          </table:table-cell>
          <table:table-cell table:style-name="ce25" table:formula="of:=([.Q58]+[.U58])/([.P58]+[.T58])" office:value-type="float" office:value="9.10296789824349" calcext:value-type="float">
            <text:p>9,10</text:p>
          </table:table-cell>
          <table:table-cell table:style-name="ce26" table:formula="of:=[.P58]/[.V58]*100" office:value-type="float" office:value="90.9145972138098" calcext:value-type="float">
            <text:p>91</text:p>
          </table:table-cell>
          <table:table-cell table:style-name="ce26"/>
          <table:table-cell table:style-name="ce26" table:formula="of:=[.T58]/[.V58]*100" office:value-type="float" office:value="9.08540278619019" calcext:value-type="float">
            <text:p>9</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59]+[.T59]" office:value-type="float" office:value="3515" calcext:value-type="float">
            <text:p>3515</text:p>
          </table:table-cell>
          <table:table-cell table:style-name="ce6" table:formula="of:=[.Q59]+[.U59]" office:value-type="float" office:value="77068" calcext:value-type="float">
            <text:p>77068</text:p>
          </table:table-cell>
          <table:table-cell table:style-name="ce25" table:formula="of:=([.Q59]+[.U59])/([.P59]+[.T59])" office:value-type="float" office:value="21.9254623044097" calcext:value-type="float">
            <text:p>21,93</text:p>
          </table:table-cell>
          <table:table-cell table:style-name="ce26" table:formula="of:=[.P59]/[.V59]*100" office:value-type="float" office:value="84.551920341394" calcext:value-type="float">
            <text:p>85</text:p>
          </table:table-cell>
          <table:table-cell table:style-name="ce26"/>
          <table:table-cell table:style-name="ce26" table:formula="of:=[.T59]/[.V59]*100" office:value-type="float" office:value="15.448079658606" calcext:value-type="float">
            <text:p>15</text:p>
          </table:table-cell>
          <table:table-cell table:style-name="ce7" office:value-type="float" office:value="862" calcext:value-type="float">
            <text:p>862</text:p>
          </table:table-cell>
          <table:table-cell table:style-name="ce25" table:formula="of:=[.AB59]/([.U59]+[.Q59])*100" office:value-type="float" office:value="1.11849275964084" calcext:value-type="float">
            <text:p>1,12</text:p>
          </table:table-cell>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0]+[.T60]" office:value-type="float" office:value="13274" calcext:value-type="float">
            <text:p>13274</text:p>
          </table:table-cell>
          <table:table-cell table:style-name="ce6" table:formula="of:=[.Q60]+[.U60]" office:value-type="float" office:value="294509" calcext:value-type="float">
            <text:p>294509</text:p>
          </table:table-cell>
          <table:table-cell table:style-name="ce25" table:formula="of:=([.Q60]+[.U60])/([.P60]+[.T60])" office:value-type="float" office:value="22.1869067349706" calcext:value-type="float">
            <text:p>22,19</text:p>
          </table:table-cell>
          <table:table-cell table:style-name="ce26" table:formula="of:=[.P60]/[.V60]*100" office:value-type="float" office:value="90.7111646828386" calcext:value-type="float">
            <text:p>91</text:p>
          </table:table-cell>
          <table:table-cell table:style-name="ce26"/>
          <table:table-cell table:style-name="ce26" table:formula="of:=[.T60]/[.V60]*100" office:value-type="float" office:value="9.28883531716137" calcext:value-type="float">
            <text:p>9</text:p>
          </table:table-cell>
          <table:table-cell table:style-name="ce7" office:value-type="float" office:value="4294" calcext:value-type="float">
            <text:p>4294</text:p>
          </table:table-cell>
          <table:table-cell table:style-name="ce25" table:formula="of:=[.AB60]/([.U60]+[.Q60])*100" office:value-type="float" office:value="1.45801995864303" calcext:value-type="float">
            <text:p>1,46</text:p>
          </table:table-cell>
          <table:table-cell table:number-columns-repeated="995"/>
        </table:table-row>
        <table:table-row table:style-name="ro4">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5" table:formula="of:=([.W61])/([.V61])" office:value-type="float" office:value="20.8850031054417" calcext:value-type="float">
            <text:p>20,89</text:p>
          </table:table-cell>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2]+[.T62]" office:value-type="float" office:value="6424" calcext:value-type="float">
            <text:p>6424</text:p>
          </table:table-cell>
          <table:table-cell table:style-name="ce6" table:formula="of:=[.Q62]+[.U62]" office:value-type="float" office:value="139143" calcext:value-type="float">
            <text:p>139143</text:p>
          </table:table-cell>
          <table:table-cell table:style-name="ce25" table:formula="of:=([.Q62]+[.U62])/([.P62]+[.T62])" office:value-type="float" office:value="21.6598692403487" calcext:value-type="float">
            <text:p>21,66</text:p>
          </table:table-cell>
          <table:table-cell table:style-name="ce26" table:formula="of:=[.P62]/[.V62]*100" office:value-type="float" office:value="93.9290161892902" calcext:value-type="float">
            <text:p>94</text:p>
          </table:table-cell>
          <table:table-cell table:style-name="ce26"/>
          <table:table-cell table:style-name="ce26" table:formula="of:=[.T62]/[.V62]*100" office:value-type="float" office:value="6.07098381070984" calcext:value-type="float">
            <text:p>6</text:p>
          </table:table-cell>
          <table:table-cell table:style-name="ce7" office:value-type="float" office:value="4032" calcext:value-type="float">
            <text:p>4032</text:p>
          </table:table-cell>
          <table:table-cell table:style-name="ce25" table:formula="of:=[.AB62]/([.U62]+[.Q62])*100" office:value-type="float" office:value="2.89773829800996" calcext:value-type="float">
            <text:p>2,90</text:p>
          </table:table-cell>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3]+[.R63]+[.T63]" office:value-type="float" office:value="9197" calcext:value-type="float">
            <text:p>9197</text:p>
          </table:table-cell>
          <table:table-cell table:style-name="ce6" table:formula="of:=[.Q63]+[.S63]+[.U63]" office:value-type="float" office:value="200130" calcext:value-type="float">
            <text:p>200130</text:p>
          </table:table-cell>
          <table:table-cell table:style-name="ce25" table:formula="of:=([.Q63]+[.U63])/([.P63]+[.T63])" office:value-type="float" office:value="20.8864473361159" calcext:value-type="float">
            <text:p>20,89</text:p>
          </table:table-cell>
          <table:table-cell table:style-name="ce26" table:formula="of:=[.P63]/[.V63]*100" office:value-type="float" office:value="88.572360552354" calcext:value-type="float">
            <text:p>89</text:p>
          </table:table-cell>
          <table:table-cell table:style-name="ce26" table:formula="of:=[.R63]/[.V63]*100" office:value-type="float" office:value="11.427639447646" calcext:value-type="float">
            <text:p>11</text:p>
          </table:table-cell>
          <table:table-cell table:style-name="ce26" table:formula="of:=[.T63]/[.V63]*100" office:value-type="float" office:value="0" calcext:value-type="float">
            <text:p>0</text:p>
          </table:table-cell>
          <table:table-cell table:style-name="ce7"/>
          <table:table-cell table:style-name="ce25"/>
          <table:table-cell table:number-columns-repeated="995"/>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64]+[.T64]" office:value-type="float" office:value="9124" calcext:value-type="float">
            <text:p>9124</text:p>
          </table:table-cell>
          <table:table-cell table:style-name="ce6" table:formula="of:=[.Q64]+[.U64]" office:value-type="string" office:string-value="" calcext:value-type="error">
            <text:p>#VALUE!</text:p>
          </table:table-cell>
          <table:table-cell table:style-name="ce25"/>
          <table:table-cell table:style-name="ce26" table:formula="of:=[.P64]/[.V64]*100" office:value-type="float" office:value="100" calcext:value-type="float">
            <text:p>100</text:p>
          </table:table-cell>
          <table:table-cell table:style-name="ce26"/>
          <table:table-cell table:style-name="ce26" table:formula="of:=[.T64]/[.V64]*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67]+[.T67]" office:value-type="float" office:value="3359" calcext:value-type="float">
            <text:p>3359</text:p>
          </table:table-cell>
          <table:table-cell table:style-name="ce6" table:formula="of:=[.Q67]+[.U67]" office:value-type="float" office:value="76295" calcext:value-type="float">
            <text:p>76295</text:p>
          </table:table-cell>
          <table:table-cell table:style-name="ce25" table:formula="of:=([.Q67]+[.U67])/([.P67]+[.T67])" office:value-type="float" office:value="22.7136052396547" calcext:value-type="float">
            <text:p>22,71</text:p>
          </table:table-cell>
          <table:table-cell table:style-name="ce26" table:formula="of:=[.P67]/[.V67]*100" office:value-type="float" office:value="92.5870794879428" calcext:value-type="float">
            <text:p>93</text:p>
          </table:table-cell>
          <table:table-cell table:style-name="ce26"/>
          <table:table-cell table:style-name="ce26" table:formula="of:=[.T67]/[.V67]*100" office:value-type="float" office:value="7.41292051205716" calcext:value-type="float">
            <text:p>7</text:p>
          </table:table-cell>
          <table:table-cell table:style-name="ce7" office:value-type="float" office:value="354" calcext:value-type="float">
            <text:p>354</text:p>
          </table:table-cell>
          <table:table-cell table:style-name="ce25" table:formula="of:=[.AB67]/([.U67]+[.Q67])*100" office:value-type="float" office:value="0.463988465823448" calcext:value-type="float">
            <text:p>0,46</text:p>
          </table:table-cell>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0]+[.T70]" office:value-type="float" office:value="17753" calcext:value-type="float">
            <text:p>17753</text:p>
          </table:table-cell>
          <table:table-cell table:style-name="ce6" table:formula="of:=[.Q70]+[.U70]" office:value-type="float" office:value="157172" calcext:value-type="float">
            <text:p>157172</text:p>
          </table:table-cell>
          <table:table-cell table:style-name="ce25" table:formula="of:=([.Q70]+[.U70])/([.P70]+[.T70])" office:value-type="float" office:value="8.85326423703036" calcext:value-type="float">
            <text:p>8,85</text:p>
          </table:table-cell>
          <table:table-cell table:style-name="ce26" table:formula="of:=[.P70]/[.V70]*100" office:value-type="float" office:value="96.0063087928801" calcext:value-type="float">
            <text:p>96</text:p>
          </table:table-cell>
          <table:table-cell table:style-name="ce26"/>
          <table:table-cell table:style-name="ce26" table:formula="of:=[.T70]/[.V70]*100" office:value-type="float" office:value="3.99369120711992" calcext:value-type="float">
            <text:p>4</text:p>
          </table:table-cell>
          <table:table-cell table:style-name="ce7" office:value-type="float" office:value="1736" calcext:value-type="float">
            <text:p>1736</text:p>
          </table:table-cell>
          <table:table-cell table:style-name="ce25" table:formula="of:=[.AB70]/([.U70]+[.Q70])*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71]+[.T71]" office:value-type="float" office:value="4893" calcext:value-type="float">
            <text:p>4893</text:p>
          </table:table-cell>
          <table:table-cell table:style-name="ce6" table:formula="of:=[.Q71]+[.U71]" office:value-type="float" office:value="126170" calcext:value-type="float">
            <text:p>126170</text:p>
          </table:table-cell>
          <table:table-cell table:style-name="ce25" table:formula="of:=([.Q71]+[.U71])/([.P71]+[.T71])" office:value-type="float" office:value="25.7858164725117" calcext:value-type="float">
            <text:p>25,79</text:p>
          </table:table-cell>
          <table:table-cell table:style-name="ce26" table:formula="of:=[.P71]/[.V71]*100" office:value-type="float" office:value="89.7813202534233" calcext:value-type="float">
            <text:p>90</text:p>
          </table:table-cell>
          <table:table-cell table:style-name="ce26"/>
          <table:table-cell table:style-name="ce26" table:formula="of:=[.T71]/[.V71]*100" office:value-type="float" office:value="10.2186797465767" calcext:value-type="float">
            <text:p>10</text:p>
          </table:table-cell>
          <table:table-cell table:style-name="ce7"/>
          <table:table-cell table:style-name="ce25"/>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74]+[.R74]+[.T74]" office:value-type="float" office:value="25076" calcext:value-type="float">
            <text:p>25076</text:p>
          </table:table-cell>
          <table:table-cell table:style-name="ce6" table:formula="of:=[.Q74]+[.S74]+[.U74]" office:value-type="float" office:value="321724" calcext:value-type="float">
            <text:p>321724</text:p>
          </table:table-cell>
          <table:table-cell table:style-name="ce25" table:formula="of:=([.Q74]+[.U74])/([.P74]+[.T74])" office:value-type="float" office:value="12.8833550630161" calcext:value-type="float">
            <text:p>12,88</text:p>
          </table:table-cell>
          <table:table-cell table:style-name="ce26" table:formula="of:=[.P74]/[.V74]*100" office:value-type="float" office:value="91.7610464188866" calcext:value-type="float">
            <text:p>92</text:p>
          </table:table-cell>
          <table:table-cell table:style-name="ce26" table:formula="of:=[.R74]/[.V74]*100" office:value-type="float" office:value="8.23895358111341" calcext:value-type="float">
            <text:p>8</text:p>
          </table:table-cell>
          <table:table-cell table:style-name="ce26" table:formula="of:=[.T74]/[.V74]*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75]+[.T75]" office:value-type="float" office:value="3473" calcext:value-type="float">
            <text:p>3473</text:p>
          </table:table-cell>
          <table:table-cell table:style-name="ce6" table:formula="of:=[.Q75]+[.U75]" office:value-type="float" office:value="53143" calcext:value-type="float">
            <text:p>53143</text:p>
          </table:table-cell>
          <table:table-cell table:style-name="ce25" table:formula="of:=([.Q75]+[.U75])/([.P75]+[.T75])" office:value-type="float" office:value="15.3017564065649" calcext:value-type="float">
            <text:p>15,30</text:p>
          </table:table-cell>
          <table:table-cell table:style-name="ce26" table:formula="of:=[.P75]/[.V75]*100" office:value-type="float" office:value="90.9012381226605" calcext:value-type="float">
            <text:p>91</text:p>
          </table:table-cell>
          <table:table-cell table:style-name="ce26"/>
          <table:table-cell table:style-name="ce26" table:formula="of:=[.T75]/[.V75]*100" office:value-type="float" office:value="9.09876187733948" calcext:value-type="float">
            <text:p>9</text:p>
          </table:table-cell>
          <table:table-cell table:style-name="ce7" office:value-type="float" office:value="4042" calcext:value-type="float">
            <text:p>4042</text:p>
          </table:table-cell>
          <table:table-cell table:style-name="ce25" table:formula="of:=[.AB75]/([.U75]+[.Q75])*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79]+[.T79]" office:value-type="float" office:value="12455" calcext:value-type="float">
            <text:p>12455</text:p>
          </table:table-cell>
          <table:table-cell table:style-name="ce6" table:formula="of:=[.Q79]+[.U79]" office:value-type="float" office:value="189572" calcext:value-type="float">
            <text:p>189572</text:p>
          </table:table-cell>
          <table:table-cell table:style-name="ce25" table:formula="of:=([.Q79]+[.U79])/([.P79]+[.T79])" office:value-type="float" office:value="15.2205539943798" calcext:value-type="float">
            <text:p>15,22</text:p>
          </table:table-cell>
          <table:table-cell table:style-name="ce26" table:formula="of:=[.P79]/[.V79]*100" office:value-type="float" office:value="97.3584905660377" calcext:value-type="float">
            <text:p>97</text:p>
          </table:table-cell>
          <table:table-cell table:style-name="ce26"/>
          <table:table-cell table:style-name="ce26" table:formula="of:=[.T79]/[.V79]*100" office:value-type="float" office:value="2.64150943396226" calcext:value-type="float">
            <text:p>3</text:p>
          </table:table-cell>
          <table:table-cell table:style-name="ce7" office:value-type="float" office:value="3357" calcext:value-type="float">
            <text:p>3357</text:p>
          </table:table-cell>
          <table:table-cell table:style-name="ce25" table:formula="of:=[.AB79]/([.U79]+[.Q79])*100" office:value-type="float" office:value="1.77083113539974" calcext:value-type="float">
            <text:p>1,77</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0]+[.R80]+[.T80]" office:value-type="float" office:value="6000" calcext:value-type="float">
            <text:p>6000</text:p>
          </table:table-cell>
          <table:table-cell table:style-name="ce6" table:formula="of:=[.Q80]+[.S80]+[.U80]" office:value-type="float" office:value="151671" calcext:value-type="float">
            <text:p>151671</text:p>
          </table:table-cell>
          <table:table-cell table:style-name="ce25" table:formula="of:=([.Q80]+[.U80])/([.P80]+[.T80])" office:value-type="float" office:value="25.1657407407407" calcext:value-type="float">
            <text:p>25,17</text:p>
          </table:table-cell>
          <table:table-cell table:style-name="ce26" table:formula="of:=[.P80]/[.V80]*100" office:value-type="float" office:value="80" calcext:value-type="float">
            <text:p>80</text:p>
          </table:table-cell>
          <table:table-cell table:style-name="ce26" table:formula="of:=[.R80]/[.V80]*100" office:value-type="float" office:value="10" calcext:value-type="float">
            <text:p>10</text:p>
          </table:table-cell>
          <table:table-cell table:style-name="ce26" table:formula="of:=[.T80]/[.V80]*100" office:value-type="float" office:value="10" calcext:value-type="float">
            <text:p>10</text:p>
          </table:table-cell>
          <table:table-cell table:style-name="ce7"/>
          <table:table-cell table:style-name="ce25"/>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81]+[.R81]+[.T81]" office:value-type="float" office:value="1028" calcext:value-type="float">
            <text:p>1028</text:p>
          </table:table-cell>
          <table:table-cell table:style-name="ce6" table:formula="of:=[.Q81]+[.S81]+[.U81]" office:value-type="float" office:value="27110" calcext:value-type="float">
            <text:p>27110</text:p>
          </table:table-cell>
          <table:table-cell table:style-name="ce25" table:formula="of:=([.Q81]+[.U81])/([.P81]+[.T81])" office:value-type="float" office:value="26.3715953307393" calcext:value-type="float">
            <text:p>26,37</text:p>
          </table:table-cell>
          <table:table-cell table:style-name="ce26" table:formula="of:=[.P81]/[.V81]*100" office:value-type="float" office:value="100" calcext:value-type="float">
            <text:p>100</text:p>
          </table:table-cell>
          <table:table-cell table:style-name="ce26" table:formula="of:=[.R81]/[.V81]*100" office:value-type="float" office:value="0" calcext:value-type="float">
            <text:p>0</text:p>
          </table:table-cell>
          <table:table-cell table:style-name="ce26" table:formula="of:=[.T81]/[.V81]*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82]+[.R82]+[.T82]" office:value-type="float" office:value="7399" calcext:value-type="float">
            <text:p>7399</text:p>
          </table:table-cell>
          <table:table-cell table:style-name="ce6" table:formula="of:=[.Q82]+[.S82]+[.U82]" office:value-type="float" office:value="75160" calcext:value-type="float">
            <text:p>75160</text:p>
          </table:table-cell>
          <table:table-cell table:style-name="ce25" table:formula="of:=([.Q82]+[.U82])/([.P82]+[.T82])" office:value-type="float" office:value="10.15171784737" calcext:value-type="float">
            <text:p>10,15</text:p>
          </table:table-cell>
          <table:table-cell table:style-name="ce26" table:formula="of:=[.P82]/[.V82]*100" office:value-type="float" office:value="88.9039059332342" calcext:value-type="float">
            <text:p>89</text:p>
          </table:table-cell>
          <table:table-cell table:style-name="ce26" table:formula="of:=[.R82]/[.V82]*100" office:value-type="float" office:value="11.0960940667658" calcext:value-type="float">
            <text:p>11</text:p>
          </table:table-cell>
          <table:table-cell table:style-name="ce26" table:formula="of:=[.T82]/[.V82]*100" office:value-type="float" office:value="0" calcext:value-type="float">
            <text:p>0</text:p>
          </table:table-cell>
          <table:table-cell table:style-name="ce7"/>
          <table:table-cell table:style-name="ce25"/>
          <table:table-cell table:number-columns-repeated="995"/>
        </table:table-row>
        <table:table-row table:style-name="ro7">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table-cell table:style-name="ce6" office:value-type="float" office:value="1191746" calcext:value-type="float">
            <text:p>1191746</text:p>
          </table:table-cell>
          <table:table-cell table:style-name="ce25"/>
          <table:table-cell table:style-name="ce26" table:number-columns-repeated="3"/>
          <table:table-cell table:style-name="ce7"/>
          <table:table-cell table:style-name="ce25"/>
          <table:table-cell table:number-columns-repeated="995"/>
        </table:table-row>
        <table:table-row table:style-name="ro7">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84]+[.T84]" office:value-type="float" office:value="9359" calcext:value-type="float">
            <text:p>9359</text:p>
          </table:table-cell>
          <table:table-cell table:style-name="ce6" table:formula="of:=[.Q84]+[.U84]" office:value-type="float" office:value="212545" calcext:value-type="float">
            <text:p>212545</text:p>
          </table:table-cell>
          <table:table-cell table:style-name="ce25" table:formula="of:=([.Q84]+[.U84])/([.P84]+[.T84])" office:value-type="float" office:value="22.7102254514371" calcext:value-type="float">
            <text:p>22,71</text:p>
          </table:table-cell>
          <table:table-cell table:style-name="ce26" table:formula="of:=[.P84]/[.V84]*100" office:value-type="float" office:value="96.9227481568544" calcext:value-type="float">
            <text:p>97</text:p>
          </table:table-cell>
          <table:table-cell table:style-name="ce26"/>
          <table:table-cell table:style-name="ce26" table:formula="of:=[.T84]/[.V84]*100" office:value-type="float" office:value="3.07725184314563" calcext:value-type="float">
            <text:p>3</text:p>
          </table:table-cell>
          <table:table-cell table:style-name="ce7" office:value-type="float" office:value="2778" calcext:value-type="float">
            <text:p>2778</text:p>
          </table:table-cell>
          <table:table-cell table:style-name="ce25" table:formula="of:=[.AB84]/([.U84]+[.Q84])*100" office:value-type="float" office:value="1.307017337505" calcext:value-type="float">
            <text:p>1,31</text:p>
          </table:table-cell>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87]+[.T87]" office:value-type="float" office:value="4042" calcext:value-type="float">
            <text:p>4042</text:p>
          </table:table-cell>
          <table:table-cell table:style-name="ce6" table:formula="of:=[.Q87]+[.U87]" office:value-type="float" office:value="36150" calcext:value-type="float">
            <text:p>36150</text:p>
          </table:table-cell>
          <table:table-cell table:style-name="ce25" table:formula="of:=([.Q87]+[.U87])/([.P87]+[.T87])" office:value-type="float" office:value="8.94359228104899" calcext:value-type="float">
            <text:p>8,94</text:p>
          </table:table-cell>
          <table:table-cell table:style-name="ce26" table:formula="of:=[.P87]/[.V87]*100" office:value-type="float" office:value="93.419099455715" calcext:value-type="float">
            <text:p>93</text:p>
          </table:table-cell>
          <table:table-cell table:style-name="ce26"/>
          <table:table-cell table:style-name="ce26" table:formula="of:=[.T87]/[.V87]*100" office:value-type="float" office:value="6.58090054428501" calcext:value-type="float">
            <text:p>7</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88]+[.T88]" office:value-type="float" office:value="34895" calcext:value-type="float">
            <text:p>34895</text:p>
          </table:table-cell>
          <table:table-cell table:style-name="ce6" table:formula="of:=[.Q88]+[.U88]" office:value-type="float" office:value="497465" calcext:value-type="float">
            <text:p>497465</text:p>
          </table:table-cell>
          <table:table-cell table:style-name="ce25" table:formula="of:=([.Q88]+[.U88])/([.P88]+[.T88])" office:value-type="float" office:value="14.2560538759135" calcext:value-type="float">
            <text:p>14,26</text:p>
          </table:table-cell>
          <table:table-cell table:style-name="ce26" table:formula="of:=[.P88]/[.V88]*100" office:value-type="float" office:value="98.8479724888953" calcext:value-type="float">
            <text:p>99</text:p>
          </table:table-cell>
          <table:table-cell table:style-name="ce26"/>
          <table:table-cell table:style-name="ce26" table:formula="of:=[.T88]/[.V88]*100" office:value-type="float" office:value="1.15202751110474" calcext:value-type="float">
            <text:p>1</text:p>
          </table:table-cell>
          <table:table-cell table:style-name="ce7" office:value-type="float" office:value="4146" calcext:value-type="float">
            <text:p>4146</text:p>
          </table:table-cell>
          <table:table-cell table:style-name="ce25" table:formula="of:=[.AB88]/([.U88]+[.Q88])*100" office:value-type="float" office:value="0.83342546711829" calcext:value-type="float">
            <text:p>0,83</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7">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91]+[.T91]" office:value-type="float" office:value="57435" calcext:value-type="float">
            <text:p>57435</text:p>
          </table:table-cell>
          <table:table-cell table:style-name="ce7" table:formula="of:=[.Q91]+[.U91]" office:value-type="float" office:value="901298" calcext:value-type="float">
            <text:p>901298</text:p>
          </table:table-cell>
          <table:table-cell table:style-name="ce25" table:formula="of:=([.Q91]+[.U91])/([.P91]+[.T91])" office:value-type="float" office:value="15.6924871593976" calcext:value-type="float">
            <text:p>15,69</text:p>
          </table:table-cell>
          <table:table-cell table:style-name="ce26" table:formula="of:=[.P91]/[.V91]*100" office:value-type="float" office:value="90.4344041089928" calcext:value-type="float">
            <text:p>90</text:p>
          </table:table-cell>
          <table:table-cell table:style-name="ce26"/>
          <table:table-cell table:style-name="ce26" table:formula="of:=[.T91]/[.V91]*100" office:value-type="float" office:value="9.56559589100723" calcext:value-type="float">
            <text:p>10</text:p>
          </table:table-cell>
          <table:table-cell table:style-name="ce7" office:value-type="float" office:value="15526" calcext:value-type="float">
            <text:p>15526</text:p>
          </table:table-cell>
          <table:table-cell table:style-name="ce29" table:formula="of:=[.AB91]/([.U91]+[.Q91])*100" office:value-type="float" office:value="1.72262670060291" calcext:value-type="float">
            <text:p>1,72</text:p>
          </table:table-cell>
          <table:table-cell table:style-name="ce31"/>
          <table:table-cell table:number-columns-repeated="994"/>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93]+[.T93]" office:value-type="float" office:value="1936" calcext:value-type="float">
            <text:p>1936</text:p>
          </table:table-cell>
          <table:table-cell table:style-name="ce6" table:formula="of:=[.Q93]+[.U93]" office:value-type="float" office:value="35140" calcext:value-type="float">
            <text:p>35140</text:p>
          </table:table-cell>
          <table:table-cell table:style-name="ce25" table:formula="of:=([.Q93]+[.U93])/([.P93]+[.T93])" office:value-type="float" office:value="18.150826446281" calcext:value-type="float">
            <text:p>18,15</text:p>
          </table:table-cell>
          <table:table-cell table:style-name="ce26" table:formula="of:=[.P93]/[.V93]*100" office:value-type="float" office:value="79.2355371900827" calcext:value-type="float">
            <text:p>79</text:p>
          </table:table-cell>
          <table:table-cell table:style-name="ce26"/>
          <table:table-cell table:style-name="ce26" table:formula="of:=[.T93]/[.V93]*100" office:value-type="float" office:value="20.7644628099174" calcext:value-type="float">
            <text:p>21</text:p>
          </table:table-cell>
          <table:table-cell table:style-name="ce6" office:value-type="float" office:value="675" calcext:value-type="float">
            <text:p>675</text:p>
          </table:table-cell>
          <table:table-cell table:style-name="ce25" table:formula="of:=[.AB93]/([.U93]+[.Q93])*100" office:value-type="float" office:value="1.92088787706318" calcext:value-type="float">
            <text:p>1,92</text:p>
          </table:table-cell>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95]+[.T95]" office:value-type="float" office:value="3512" calcext:value-type="float">
            <text:p>3512</text:p>
          </table:table-cell>
          <table:table-cell table:style-name="ce6" table:formula="of:=[.Q95]+[.U95]" office:value-type="float" office:value="95028" calcext:value-type="float">
            <text:p>95028</text:p>
          </table:table-cell>
          <table:table-cell table:style-name="ce25" table:formula="of:=([.Q95]+[.U95])/([.P95]+[.T95])" office:value-type="float" office:value="27.0580865603645" calcext:value-type="float">
            <text:p>27,06</text:p>
          </table:table-cell>
          <table:table-cell table:style-name="ce26" table:formula="of:=[.P95]/[.V95]*100" office:value-type="float" office:value="94.1343963553531" calcext:value-type="float">
            <text:p>94</text:p>
          </table:table-cell>
          <table:table-cell table:style-name="ce26"/>
          <table:table-cell table:style-name="ce26" table:formula="of:=[.T95]/[.V95]*100" office:value-type="float" office:value="5.86560364464692" calcext:value-type="float">
            <text:p>6</text:p>
          </table:table-cell>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96]+[.T96]" office:value-type="float" office:value="15984" calcext:value-type="float">
            <text:p>15984</text:p>
          </table:table-cell>
          <table:table-cell table:style-name="ce6" table:formula="of:=[.Q96]+[.U96]" office:value-type="float" office:value="477810" calcext:value-type="float">
            <text:p>477810</text:p>
          </table:table-cell>
          <table:table-cell table:style-name="ce25" table:formula="of:=([.Q96]+[.U96])/([.P96]+[.T96])" office:value-type="float" office:value="29.893018018018" calcext:value-type="float">
            <text:p>29,89</text:p>
          </table:table-cell>
          <table:table-cell table:style-name="ce26" table:formula="of:=[.P96]/[.V96]*100" office:value-type="float" office:value="89.6458958958959" calcext:value-type="float">
            <text:p>90</text:p>
          </table:table-cell>
          <table:table-cell table:style-name="ce26"/>
          <table:table-cell table:style-name="ce26" table:formula="of:=[.T96]/[.V96]*100" office:value-type="float" office:value="10.3541041041041" calcext:value-type="float">
            <text:p>10</text:p>
          </table:table-cell>
          <table:table-cell table:style-name="ce6" office:value-type="float" office:value="0" calcext:value-type="float">
            <text:p>0</text:p>
          </table:table-cell>
          <table:table-cell table:style-name="ce25" table:formula="of:=[.AB96]/([.U96]+[.Q96])*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office:value-type="float" office:value="42000" calcext:value-type="float">
            <text:p>42000</text:p>
          </table:table-cell>
          <table:table-cell table:style-name="ce6" office:value-type="float" office:value="590000" calcext:value-type="float">
            <text:p>590000</text:p>
          </table:table-cell>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00]+[.T100]" office:value-type="float" office:value="11431" calcext:value-type="float">
            <text:p>11431</text:p>
          </table:table-cell>
          <table:table-cell table:style-name="ce6" table:formula="of:=[.Q100]+[.U100]" office:value-type="float" office:value="197123" calcext:value-type="float">
            <text:p>197123</text:p>
          </table:table-cell>
          <table:table-cell table:style-name="ce25" table:formula="of:=([.Q100]+[.U100])/([.P100]+[.T100])" office:value-type="float" office:value="17.2445980229201" calcext:value-type="float">
            <text:p>17,24</text:p>
          </table:table-cell>
          <table:table-cell table:style-name="ce26" table:formula="of:=[.P100]/[.V100]*100" office:value-type="float" office:value="96.5969731432071" calcext:value-type="float">
            <text:p>97</text:p>
          </table:table-cell>
          <table:table-cell table:style-name="ce26"/>
          <table:table-cell table:style-name="ce26" table:formula="of:=[.T100]/[.V100]*100" office:value-type="float" office:value="3.40302685679293" calcext:value-type="float">
            <text:p>3</text:p>
          </table:table-cell>
          <table:table-cell table:style-name="ce6" office:value-type="float" office:value="1928" calcext:value-type="float">
            <text:p>1928</text:p>
          </table:table-cell>
          <table:table-cell table:style-name="ce25" table:formula="of:=[.AB100]/([.U100]+[.Q100])*100" office:value-type="float" office:value="0.978069530191809" calcext:value-type="float">
            <text:p>0,98</text:p>
          </table:table-cell>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01]+[.R101]+[.T101]" office:value-type="float" office:value="5494" calcext:value-type="float">
            <text:p>5494</text:p>
          </table:table-cell>
          <table:table-cell table:style-name="ce6" table:formula="of:=[.Q101]+[.S101]+[.U101]" office:value-type="float" office:value="85671" calcext:value-type="float">
            <text:p>85671</text:p>
          </table:table-cell>
          <table:table-cell table:style-name="ce25" table:formula="of:=([.Q101]+[.U101])/([.P101]+[.T101])" office:value-type="float" office:value="15.2664" calcext:value-type="float">
            <text:p>15,27</text:p>
          </table:table-cell>
          <table:table-cell table:style-name="ce26" table:formula="of:=[.P101]/[.V101]*100" office:value-type="float" office:value="91.0083727702949" calcext:value-type="float">
            <text:p>91</text:p>
          </table:table-cell>
          <table:table-cell table:style-name="ce26" table:formula="of:=[.R101]/[.V101]*100" office:value-type="float" office:value="8.99162722970513" calcext:value-type="float">
            <text:p>9</text:p>
          </table:table-cell>
          <table:table-cell table:style-name="ce26" table:formula="of:=[.T101]/[.V101]*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03]+[.T103]" office:value-type="float" office:value="600" calcext:value-type="float">
            <text:p>600</text:p>
          </table:table-cell>
          <table:table-cell table:style-name="ce6" table:formula="of:=[.Q103]+[.U103]" office:value-type="float" office:value="9581" calcext:value-type="float">
            <text:p>9581</text:p>
          </table:table-cell>
          <table:table-cell table:style-name="ce25" table:formula="of:=([.Q103]+[.U103])/([.P103]+[.T103])" office:value-type="float" office:value="15.9683333333333" calcext:value-type="float">
            <text:p>15,97</text:p>
          </table:table-cell>
          <table:table-cell table:style-name="ce26" table:formula="of:=[.P103]/[.V103]*100" office:value-type="float" office:value="80" calcext:value-type="float">
            <text:p>80</text:p>
          </table:table-cell>
          <table:table-cell table:style-name="ce26"/>
          <table:table-cell table:style-name="ce26" table:formula="of:=[.T103]/[.V103]*100" office:value-type="float" office:value="20" calcext:value-type="float">
            <text:p>20</text:p>
          </table:table-cell>
          <table:table-cell table:style-name="ce6" office:value-type="float" office:value="15" calcext:value-type="float">
            <text:p>15</text:p>
          </table:table-cell>
          <table:table-cell table:style-name="ce25" table:formula="of:=[.AB103]/([.U103]+[.Q103])*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04]+[.T104]" office:value-type="float" office:value="1606" calcext:value-type="float">
            <text:p>1606</text:p>
          </table:table-cell>
          <table:table-cell table:style-name="ce6" table:formula="of:=[.Q104]+[.U104]" office:value-type="float" office:value="6169" calcext:value-type="float">
            <text:p>6169</text:p>
          </table:table-cell>
          <table:table-cell table:style-name="ce25" table:formula="of:=([.Q104]+[.U104])/([.P104]+[.T104])" office:value-type="float" office:value="3.8412204234122" calcext:value-type="float">
            <text:p>3,84</text:p>
          </table:table-cell>
          <table:table-cell table:style-name="ce26" table:formula="of:=[.P104]/[.V104]*100" office:value-type="float" office:value="90.6600249066002" calcext:value-type="float">
            <text:p>91</text:p>
          </table:table-cell>
          <table:table-cell table:style-name="ce26"/>
          <table:table-cell table:style-name="ce26" table:formula="of:=[.T104]/[.V104]*100" office:value-type="float" office:value="9.33997509339975" calcext:value-type="float">
            <text:p>9</text:p>
          </table:table-cell>
          <table:table-cell table:style-name="ce6"/>
          <table:table-cell table:style-name="ce25"/>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05]+[.T105]" office:value-type="float" office:value="1450" calcext:value-type="float">
            <text:p>1450</text:p>
          </table:table-cell>
          <table:table-cell table:style-name="ce6" table:formula="of:=[.Q105]+[.U105]" office:value-type="float" office:value="5722" calcext:value-type="float">
            <text:p>5722</text:p>
          </table:table-cell>
          <table:table-cell table:style-name="ce25" table:formula="of:=([.Q105]+[.U105])/([.P105]+[.T105])" office:value-type="float" office:value="3.94620689655172" calcext:value-type="float">
            <text:p>3,95</text:p>
          </table:table-cell>
          <table:table-cell table:style-name="ce26" table:formula="of:=[.P105]/[.V105]*100" office:value-type="float" office:value="89.6551724137931" calcext:value-type="float">
            <text:p>90</text:p>
          </table:table-cell>
          <table:table-cell table:style-name="ce26"/>
          <table:table-cell table:style-name="ce26" table:formula="of:=[.T105]/[.V105]*100" office:value-type="float" office:value="10.3448275862069" calcext:value-type="float">
            <text:p>10</text:p>
          </table:table-cell>
          <table:table-cell table:style-name="ce6" office:value-type="float" office:value="13" calcext:value-type="float">
            <text:p>13</text:p>
          </table:table-cell>
          <table:table-cell table:style-name="ce25" table:formula="of:=[.AB105]/([.U105]+[.Q105])*100" office:value-type="float" office:value="0.227193289059769" calcext:value-type="float">
            <text:p>0,23</text:p>
          </table:table-cell>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06]+[.T106]" office:value-type="float" office:value="5620" calcext:value-type="float">
            <text:p>5620</text:p>
          </table:table-cell>
          <table:table-cell table:style-name="ce6" table:formula="of:=[.Q106]+[.U106]" office:value-type="float" office:value="65057" calcext:value-type="float">
            <text:p>65057</text:p>
          </table:table-cell>
          <table:table-cell table:style-name="ce25" table:formula="of:=([.Q106]+[.U106])/([.P106]+[.T106])" office:value-type="float" office:value="11.5759786476868" calcext:value-type="float">
            <text:p>11,58</text:p>
          </table:table-cell>
          <table:table-cell table:style-name="ce26" table:formula="of:=[.P106]/[.V106]*100" office:value-type="float" office:value="88.914590747331" calcext:value-type="float">
            <text:p>89</text:p>
          </table:table-cell>
          <table:table-cell table:style-name="ce26"/>
          <table:table-cell table:style-name="ce26" table:formula="of:=[.T106]/[.V106]*100" office:value-type="float" office:value="11.085409252669" calcext:value-type="float">
            <text:p>11</text:p>
          </table:table-cell>
          <table:table-cell table:style-name="ce6"/>
          <table:table-cell table:style-name="ce25"/>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07]+[.T107]" office:value-type="float" office:value="5935" calcext:value-type="float">
            <text:p>5935</text:p>
          </table:table-cell>
          <table:table-cell table:style-name="ce6" table:formula="of:=[.Q107]+[.U107]" office:value-type="float" office:value="69695" calcext:value-type="float">
            <text:p>69695</text:p>
          </table:table-cell>
          <table:table-cell table:style-name="ce25" table:formula="of:=([.Q107]+[.U107])/([.P107]+[.T107])" office:value-type="float" office:value="11.743049705139" calcext:value-type="float">
            <text:p>11,74</text:p>
          </table:table-cell>
          <table:table-cell table:style-name="ce26" table:formula="of:=[.P107]/[.V107]*100" office:value-type="float" office:value="94.9452401010952" calcext:value-type="float">
            <text:p>95</text:p>
          </table:table-cell>
          <table:table-cell table:style-name="ce26"/>
          <table:table-cell table:style-name="ce26" table:formula="of:=[.T107]/[.V107]*100" office:value-type="float" office:value="5.0547598989048" calcext:value-type="float">
            <text:p>5</text:p>
          </table:table-cell>
          <table:table-cell table:style-name="ce6" office:value-type="float" office:value="3716" calcext:value-type="float">
            <text:p>3716</text:p>
          </table:table-cell>
          <table:table-cell table:style-name="ce25" table:formula="of:=[.AB107]/([.U107]+[.Q107])*100" office:value-type="float" office:value="5.33180285529808" calcext:value-type="float">
            <text:p>5,33</text:p>
          </table:table-cell>
          <table:table-cell table:number-columns-repeated="995"/>
        </table:table-row>
        <table:table-row table:style-name="ro3">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09]+[.T109]" office:value-type="float" office:value="0" calcext:value-type="float">
            <text:p>0</text:p>
          </table:table-cell>
          <table:table-cell table:style-name="ce6" table:formula="of:=[.Q109]+[.U109]" office:value-type="float" office:value="0" calcext:value-type="float">
            <text:p>0</text:p>
          </table:table-cell>
          <table:table-cell table:style-name="ce25" table:formula="of:=([.Q109]+[.U109])/([.P109]+[.T109])" office:value-type="string" office:string-value="" calcext:value-type="error">
            <text:p>#DIV/0!</text:p>
          </table:table-cell>
          <table:table-cell table:style-name="ce26" table:formula="of:=[.P109]/[.V109]*100" office:value-type="string" office:string-value="" calcext:value-type="error">
            <text:p>#DIV/0!</text:p>
          </table:table-cell>
          <table:table-cell table:style-name="ce26"/>
          <table:table-cell table:style-name="ce26" table:formula="of:=[.T109]/[.V109]*100" office:value-type="string" office:string-value="" calcext:value-type="error">
            <text:p>#DIV/0!</text:p>
          </table:table-cell>
          <table:table-cell table:style-name="ce6"/>
          <table:table-cell table:style-name="ce25" table:formula="of:=[.AB109]/([.U109]+[.Q109])*100" office:value-type="string" office:string-value="" calcext:value-type="error">
            <text:p>#DIV/0!</text:p>
          </table:table-cell>
          <table:table-cell table:number-columns-repeated="995"/>
        </table:table-row>
        <table:table-row table:style-name="ro4">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office:value-type="float" office:value="10000" calcext:value-type="float">
            <text:p>10000</text:p>
          </table:table-cell>
          <table:table-cell table:style-name="ce6"/>
          <table:table-cell table:style-name="ce25"/>
          <table:table-cell table:style-name="ce26" table:number-columns-repeated="3"/>
          <table:table-cell table:style-name="ce6"/>
          <table:table-cell table:style-name="ce25"/>
          <table:table-cell table:number-columns-repeated="995"/>
        </table:table-row>
        <table:table-row table:style-name="ro3" table:number-rows-repeated="1048465">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0"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2">00.00.0000</text:date>, <text:time style:data-style-name="N2" text:time-value="12:16:33.74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4-12-22T12:19:27.139000000</dc:date>
    <meta:editing-cycles>228</meta:editing-cycles>
    <meta:editing-duration>P4DT5H48M18S</meta:editing-duration>
    <dc:creator>Daniel Zeman</dc:creator>
    <meta:document-statistic meta:table-count="2" meta:cell-count="1716" meta:object-count="0"/>
  </office:meta>
</office:document-meta>
</file>